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1" svg:font-family="'Bitstream Vera Sans Mono'" style:font-family-generic="swiss" style:font-pitch="fixed"/>
    <style:font-face style:name="DejaVu Sans Mono1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DejaVu Sans Mono1"/>
    </style:style>
    <style:style style:name="T3" style:family="text">
      <style:text-properties style:font-name="Bitstream Vera Sans Mono1"/>
    </style:style>
    <style:style style:name="T4" style:family="text">
      <style:text-properties style:font-name="Courier New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823 – Laboratório de Redes – Segundo semestre – 2009</text:p>
      <text:p text:style-name="P2">Professor Nelson Fonseca</text:p>
      <text:p text:style-name="P2">Atividade 2.1</text:p>
      <text:p text:style-name="P3"/>
      <text:p text:style-name="P4">Rafael Fonseca dos Santos<text:tab/>RA: 072146</text:p>
      <text:p text:style-name="P5"><text:span text:style-name="T1">Gustavo Serra Scalet <text:tab/><text:tab/>RA: </text:span>061358</text:p>
      <text:p text:style-name="P3"/>
      <text:p text:style-name="P3"/>
      <text:p text:style-name="P3">Questões:</text:p>
      <text:p text:style-name="P3"/>
      <text:p text:style-name="P7">1) Adicione a função sleep no servidor.c da atividade prática anterior antes do socket connfd ser fechado de modo que o servidor "segure" a conexão do primeiro cliente que se conectar. Com essa modificação, o servidor aceita a conexão de dois clientes de forma concorrente? Por que?</text:p>
      <text:p text:style-name="P6"/>
      <text:p text:style-name="P6">Não, isso não acontece pois a chamada é bloqueante no servidor, sendo assim</text:p>
      <text:p text:style-name="P6">trabalhamos apenas com um socket (conexão) de cada vez, não sendo concorrente o</text:p>
      <text:p text:style-name="P6">servidor.</text:p>
      <text:p text:style-name="P6"/>
      <text:p text:style-name="P6"/>
      <text:p text:style-name="P3">Detalhes a implementação:</text:p>
      <text:p text:style-name="P6"/>
      <text:p text:style-name="P6">Temos 4 arquivos no diretório <text:span text:style-name="T4">src/</text:span>:</text:p>
      <text:p text:style-name="P6"><text:span text:style-name="T4">cliente.c</text:span> : o código do cliente</text:p>
      <text:p text:style-name="P6"><text:span text:style-name="T4">servidor.c</text:span> : o código do servidor</text:p>
      <text:p text:style-name="P6"><text:span text:style-name="T4">wrapper.c</text:span> : as funções “envelopadoras” que estão tratando os erros também de conexões.</text:p>
      <text:p text:style-name="P6"><text:span text:style-name="T4">wrapper.h</text:span> : o cabeçalho das funções “envelopadoras”</text:p>
      <text:p text:style-name="P6"/>
      <text:p text:style-name="P6">O padrão adotado para as funções “envelopadoras” foi o sugerido: utilizar o mesmo nome do método porém com a primeira letra maiúscula.</text:p>
      <text:p text:style-name="P6"/>
      <text:p text:style-name="P6">A linguagem do código e suas funções está em inglês e os comentários e saídas em português.</text:p>
      <text:p text:style-name="P6"/>
      <text:p text:style-name="P6"/>
      <text:p text:style-name="P3">Testes:</text:p>
      <text:p text:style-name="P6"/>
      <text:p text:style-name="P6">Iniciei o servidor localmente na porta <text:span text:style-name="T4">1025</text:span>:</text:p>
      <text:p text:style-name="P12">$&gt; ./bin/servidor 1025</text:p>
      <text:p text:style-name="P6"/>
      <text:p text:style-name="P6">Após essa configuração, fiz o teste com duas conexões em paralelas: uma local pelo <text:span text:style-name="T4">loopback</text:span> e outra remota pela máquina <text:span text:style-name="T4">xaveco</text:span>. Executei as operações na seguinte ordem:</text:p>
      <text:list xml:id="list104544854" text:style-name="L1">
        <text:list-item>
          <text:p text:style-name="P9">conectei localmente</text:p>
        </text:list-item>
        <text:list-item>
          <text:p text:style-name="P9">pela conexão local enviei o comando “<text:span text:style-name="T4">ls</text:span>”</text:p>
        </text:list-item>
        <text:list-item>
          <text:p text:style-name="P9">conectei remotamente pela <text:span text:style-name="T4">xaveco</text:span></text:p>
        </text:list-item>
        <text:list-item>
          <text:p text:style-name="P9">pela conexão remota enviei o comando “<text:span text:style-name="T4">date</text:span>”</text:p>
        </text:list-item>
        <text:list-item>
          <text:p text:style-name="P9">pela conexão local enviei o comando “<text:span text:style-name="T4">uname -a</text:span>”</text:p>
        </text:list-item>
        <text:list-item>
          <text:p text:style-name="P9"><text:soft-page-break/>fechei conexão local</text:p>
        </text:list-item>
        <text:list-item>
          <text:p text:style-name="P9">pela conexão remota enviei o comando “<text:span text:style-name="T4">dnsdomainname</text:span>”</text:p>
        </text:list-item>
        <text:list-item>
          <text:p text:style-name="P9">fechei a conexão remota</text:p>
        </text:list-item>
      </text:list>
      <text:p text:style-name="P6"/>
      <text:p text:style-name="P6">No cliente local a execução foi:</text:p>
      <text:p text:style-name="P12">$ ./bin/cliente 127.0.0.1 1025</text:p>
      <text:p text:style-name="P12">Conexão local: 127.0.0.1:36220</text:p>
      <text:p text:style-name="P12">Conexão remota: 127.0.0.1:1025</text:p>
      <text:p text:style-name="P12">Digite comando: ls</text:p>
      <text:p text:style-name="P12">resposta servidor: ls</text:p>
      <text:p text:style-name="P12">Digite comando: uname -a</text:p>
      <text:p text:style-name="P12">resposta servidor: uname -a</text:p>
      <text:p text:style-name="P12">Digite comando: sair</text:p>
      <text:p text:style-name="P12">$</text:p>
      <text:p text:style-name="P6"/>
      <text:p text:style-name="P6">No cliente remoto (xaveco) a execução foi:</text:p>
      <text:p text:style-name="P12">$ ./bin/cliente 201.82.173.191 1025</text:p>
      <text:p text:style-name="P12">Conexão local: 143.106.16.163:38591</text:p>
      <text:p text:style-name="P12">Conexão remota: 201.82.173.191:1025</text:p>
      <text:p text:style-name="P12">Digite comando: date</text:p>
      <text:p text:style-name="P12">resposta servidor: date</text:p>
      <text:p text:style-name="P12">Digite comando: dnsdomainname</text:p>
      <text:p text:style-name="P12">resposta servidor: dnsdomainname</text:p>
      <text:p text:style-name="P12">Digite comando: sair</text:p>
      <text:p text:style-name="P12">$</text:p>
      <text:p text:style-name="P6"/>
      <text:p text:style-name="P6">A saída no servidor foi:</text:p>
      <text:p text:style-name="P12">$ ./bin/servidor 1025</text:p>
      <text:p text:style-name="P12">conexao estabelecida com 127.0.0.1:36220</text:p>
      <text:p text:style-name="P12">Makefile <text:s/>Makefile.inc <text:s/>bin <text:s/>deps <text:s/>docs <text:s/>entrega <text:s/>enunciado.html <text:s/>obj <text:s/>src</text:p>
      <text:p text:style-name="P12">conexao estabelecida com 143.106.16.163:38591</text:p>
      <text:p text:style-name="P12">Mon Sep 21 21:10:55 BRT 2009</text:p>
      <text:p text:style-name="P12">Linux bunda 2.6.30-ARCH #1 SMP PREEMPT Mon Aug 17 18:04:53 CEST 2009 i686 AMD Athlon(tm) XP 2600+ AuthenticAMD GNU/Linux</text:p>
      <text:p text:style-name="P12">localdomain</text:p>
      <text:p text:style-name="P6"/>
      <text:p text:style-name="P6">Como tivemos a execução esperada, o teste teve validação positiva e foi suficiente para comprovar a eficácia desejada do programa.</text:p>
      <text:p text:style-name="P6"/>
      <text:p text:style-name="P6"/>
      <text:p text:style-name="P6">OBS: Para o caso remoto (na máquina <text:span text:style-name="T4">xaveco</text:span>) eu configurei o meu roteador para deixar as conexões externas a minha LAN serem redirecionadas para o meu ip local, no caso: <text:span text:style-name="T4">201.82.173.191:1025 → 192.168.1.129:1025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Bitstream Vera Sans Mono1" svg:font-family="'Bitstream Vera Sans Mono'" style:font-family-generic="swiss" style:font-pitch="fixed"/>
    <style:font-face style:name="DejaVu Sans Mono1" svg:font-family="'DejaVu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09-21T21:18:44</dc:date>
    <meta:editing-cycles>31</meta:editing-cycles>
    <meta:editing-duration>PT05H11M35S</meta:editing-duration>
    <meta:document-statistic meta:table-count="0" meta:image-count="0" meta:object-count="0" meta:page-count="2" meta:paragraph-count="60" meta:word-count="447" meta:character-count="2831"/>
    <meta:user-defined meta:name="Info 1"/>
    <meta:user-defined meta:name="Info 2"/>
    <meta:user-defined meta:name="Info 3"/>
    <meta:user-defined meta:name="Info 4"/>
  </office:meta>
</office:document-meta>
</file>